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"/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402in"/>
          <style:tab-stop style:position="2.7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402in"/>
          <style:tab-stop style:position="2.7in"/>
        </style:tab-stops>
      </style:paragraph-properties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cece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3" svg:width="5.7504in" svg:height="2.5004in" svg:x="-0.0945in" svg:y="-0.0571in"><text:p/></draw:rect>185 cost<text:line-break/>Colossus<text:tab/>8<draw:frame draw:style-name="fr1" draw:name="graphics7" text:anchor-type="as-char" svg:width="0.1874in" svg:height="0.1874in" draw:z-index="2"><draw:image xlink:href="http://forums.civfanatics.com/images/smilies/civ5/gold.png" xlink:type="simple" xlink:show="embed" xlink:actuate="onLoad"/></draw:frame> <text:tab/>+ 1<draw:frame draw:style-name="fr1" draw:name="graphics8" text:anchor-type="as-char" svg:width="0.1874in" svg:height="0.1874in" draw:z-index="6"><draw:image xlink:href="http://forums.civfanatics.com/images/smilies/civ5/gold.png" xlink:type="simple" xlink:show="embed" xlink:actuate="onLoad"/></draw:frame> on water tiles<text:line-break/>Great Lighthouse<text:tab/>1<draw:frame draw:style-name="fr1" draw:name="graphics10" text:anchor-type="as-char" svg:width="0.1772in" svg:height="0.1874in" draw:z-index="7"><draw:image xlink:href="http://forums.civfanatics.com/images/smilies/civ5/food.png" xlink:type="simple" xlink:show="embed" xlink:actuate="onLoad"/></draw:frame> on water/fish<text:tab/>+ Great Merchant + Naval bonus<text:line-break/>Great Library<text:tab/>.5<draw:frame draw:style-name="fr1" draw:name="graphics3" text:anchor-type="as-char" svg:width="0.1874in" svg:height="0.1874in" draw:z-index="8"><draw:image xlink:href="http://forums.civfanatics.com/images/smilies/civ5/science.png" xlink:type="simple" xlink:show="embed" xlink:actuate="onLoad"/></draw:frame> per <draw:frame draw:style-name="fr1" draw:name="graphics4" text:anchor-type="as-char" svg:width="0.1772in" svg:height="0.1874in" draw:z-index="9"><draw:image xlink:href="http://forums.civfanatics.com/images/smilies/civ5/citizen.png" xlink:type="simple" xlink:show="embed" xlink:actuate="onLoad"/></draw:frame> <text:tab/>+ 2 Scientist Specialists</text:p>
      <text:p text:style-name="P1">Pyramids<text:tab/>25% work rate<text:tab/>+ Settler</text:p>
      <text:p text:style-name="P1">Stonehenge<text:tab/>Expands border to 3<text:span text:style-name="T1">rd</text:span> ring</text:p>
      <text:p text:style-name="P1"/>
      <text:p text:style-name="P1">250 cost<text:line-break/>Hanging Gardens<text:tab/>6<draw:frame draw:style-name="fr1" draw:name="graphics17" text:anchor-type="as-char" svg:width="0.1772in" svg:height="0.1874in" draw:z-index="3"><draw:image xlink:href="http://forums.civfanatics.com/images/smilies/civ5/food.png" xlink:type="simple" xlink:show="embed" xlink:actuate="onLoad"/></draw:frame> 3<draw:frame draw:style-name="fr1" draw:name="graphics18" text:anchor-type="as-char" svg:width="0.1772in" svg:height="0.1874in" draw:z-index="4"><draw:image xlink:href="http://forums.civfanatics.com/images/smilies/civ5/happy.png" xlink:type="simple" xlink:show="embed" xlink:actuate="onLoad"/></draw:frame> </text:p>
      <text:p text:style-name="P1">Great Wall<text:tab/>4<draw:frame draw:style-name="fr1" draw:name="graphics19" text:anchor-type="as-char" svg:width="0.1665in" svg:height="0.1874in" draw:z-index="5"><draw:image xlink:href="http://forums.civfanatics.com/images/smilies/civ5/strength.png" xlink:type="simple" xlink:show="embed" xlink:actuate="onLoad"/></draw:frame><text:tab/>+ Great General + Slows enemy speed</text:p>
      <text:p text:style-name="P1">Oracle<text:tab/>4<draw:frame draw:style-name="fr1" draw:name="graphics15" text:anchor-type="as-char" svg:width="0.1772in" svg:height="0.1874in" draw:z-index="1"><draw:image xlink:href="http://forums.civfanatics.com/images/smilies/civ5/culture.png" xlink:type="simple" xlink:show="embed" xlink:actuate="onLoad"/></draw:frame><text:tab/>+ Policy<text:line-break/><text:tab/><text:tab/></text:p>
      <text:p text:style-name="P1"><draw:custom-shape text:anchor-type="paragraph" draw:z-index="20" draw:style-name="gr2" draw:text-style-name="P3" svg:width="0.8752in" svg:height="0.3752in" svg:x="1.5307in" svg:y="0.8264in"><text:p text:style-name="P3">Recon 2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9" draw:style-name="gr2" draw:text-style-name="P3" svg:width="0.8752in" svg:height="0.3752in" svg:x="0.1555in" svg:y="0.8264in"><text:p text:style-name="P3">Recon 1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5" draw:style-name="gr2" draw:text-style-name="P3" svg:width="0.8752in" svg:height="0.3752in" svg:x="1.5307in" svg:y="1.8264in"><text:p text:style-name="P3">Guerrilla 2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2" draw:text-style-name="P3" svg:width="0.8752in" svg:height="0.3752in" svg:x="2.9055in" svg:y="1.8264in"><text:p text:style-name="P3">Guerrilla 3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3" draw:style-name="gr2" draw:text-style-name="P3" svg:width="0.8752in" svg:height="0.3752in" svg:x="0.1555in" svg:y="1.8264in"><text:p text:style-name="P3">Guerrilla 1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2" draw:style-name="gr2" draw:text-style-name="P3" svg:width="0.8752in" svg:height="0.3752in" svg:x="1.5307in" svg:y="1.3264in"><text:p text:style-name="P3">Ranger 2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1" draw:style-name="gr2" draw:text-style-name="P3" svg:width="0.8752in" svg:height="0.3752in" svg:x="2.9055in" svg:y="1.3264in"><text:p text:style-name="P3">Ranger 3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0" draw:style-name="gr2" draw:text-style-name="P3" svg:width="0.8752in" svg:height="0.3752in" svg:x="0.1555in" svg:y="1.3264in"><text:p text:style-name="P3">Ranger 1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text:tab/></text:p>
      <text:p text:style-name="P1"><draw:custom-shape text:anchor-type="paragraph" draw:z-index="16" draw:style-name="gr2" draw:text-style-name="P3" svg:width="0.8752in" svg:height="0.3752in" svg:x="1.5307in" svg:y="2.6346in"><text:p text:style-name="P3">Cover 1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1" draw:style-name="gr2" draw:text-style-name="P3" svg:width="0.8752in" svg:height="0.3752in" svg:x="2.9055in" svg:y="2.6346in"><text:p text:style-name="P3">Cover I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2" draw:style-name="gr2" draw:text-style-name="P3" svg:width="0.8752in" svg:height="0.3752in" svg:x="2.9055in" svg:y="2.6346in"><text:p text:style-name="P3">Cover 2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8" draw:style-name="gr2" draw:text-style-name="P3" svg:width="0.8752in" svg:height="0.3752in" svg:x="4.2807in" svg:y="2.1346in"><text:p text:style-name="P3">March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7" draw:style-name="gr2" draw:text-style-name="P3" svg:width="0.8752in" svg:height="0.3752in" svg:x="1.5307in" svg:y="2.1346in"><text:p text:style-name="P3">Medic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3" draw:style-name="gr2" draw:text-style-name="P3" svg:width="0.8752in" svg:height="0.3752in" svg:x="1.5307in" svg:y="3.1346in"><text:p text:style-name="P3">Skirmish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4" draw:style-name="gr2" draw:text-style-name="P3" svg:width="0.8752in" svg:height="0.3752in" svg:x="1.5307in" svg:y="3.6346in"><text:p text:style-name="P3">Total War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"/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 I</meta:initial-creator>
    <meta:creation-date>2011-07-07T13:25:04.28</meta:creation-date>
    <dc:date>2011-08-01T10:43:12.82</dc:date>
    <dc:creator>V I</dc:creator>
    <meta:editing-duration>PT1H54M54S</meta:editing-duration>
    <meta:editing-cycles>16</meta:editing-cycles>
    <meta:generator>LibreOffice/3.3$Win32 LibreOffice_project/330m19$Build-202</meta:generator>
    <meta:document-statistic meta:table-count="0" meta:image-count="9" meta:object-count="0" meta:page-count="1" meta:paragraph-count="7" meta:word-count="60" meta:character-count="328"/>
  </office:meta>
</office:document-meta>
</file>